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778in" fo:margin-left="0in" style:page-number="auto" fo:break-after="page" table:align="left"/>
    </style:style>
    <style:style style:name="Table1.A" style:family="table-column">
      <style:table-column-properties style:column-width="7.277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2028in" fo:margin-left="-0.0035in" table:align="left"/>
    </style:style>
    <style:style style:name="Table2.A" style:family="table-column">
      <style:table-column-properties style:column-width="1.0278in"/>
    </style:style>
    <style:style style:name="Table2.B" style:family="table-column">
      <style:table-column-properties style:column-width="2.5771in"/>
    </style:style>
    <style:style style:name="Table2.D" style:family="table-column">
      <style:table-column-properties style:column-width="2.5701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1903in" fo:margin-left="0in" fo:break-after="page" table:align="left"/>
    </style:style>
    <style:style style:name="Table3.A" style:family="table-column">
      <style:table-column-properties style:column-width="0.6465in"/>
    </style:style>
    <style:style style:name="Table3.B" style:family="table-column">
      <style:table-column-properties style:column-width="3.1076in"/>
    </style:style>
    <style:style style:name="Table3.C" style:family="table-column">
      <style:table-column-properties style:column-width="1.4813in"/>
    </style:style>
    <style:style style:name="Table3.D" style:family="table-column">
      <style:table-column-properties style:column-width="1.1333in"/>
    </style:style>
    <style:style style:name="Table3.E" style:family="table-column">
      <style:table-column-properties style:column-width="0.8215in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.E5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1958in" fo:margin-left="0in" table:align="left"/>
    </style:style>
    <style:style style:name="Table4.A" style:family="table-column">
      <style:table-column-properties style:column-width="1.0208in"/>
    </style:style>
    <style:style style:name="Table4.B" style:family="table-column">
      <style:table-column-properties style:column-width="6.175in"/>
    </style:style>
    <style:style style:name="Table4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Footer">
      <style:paragraph-properties fo:break-before="auto" fo:break-after="auto"/>
      <style:text-properties fo:font-size="6pt" style:font-size-asian="5.25pt" style:font-size-complex="6pt"/>
    </style:style>
    <style:style style:name="P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0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><text:text-input text:description="&lt;for each=&quot;data in objects&quot;&gt;">&lt;for&gt;</text:text-input></text:p>
            </table:table-cell>
          </table:table-row>
        </table:table-header-rows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A"/>
              <table:table-column table:style-name="Table2.D"/>
              <table:table-row>
                <table:table-cell table:style-name="Table2.A1" office:value-type="string">
                  <text:p text:style-name="P8">ใบสั่งขาย :</text:p>
                </table:table-cell>
                <table:table-cell table:style-name="Table2.A1" office:value-type="string">
                  <text:p text:style-name="P13"><text:text-input text:description="&lt;data.origin&gt;">origin</text:text-input></text:p>
                </table:table-cell>
                <table:table-cell table:style-name="Table2.A1" office:value-type="string">
                  <text:p text:style-name="P8">เลขที่ : </text:p>
                </table:table-cell>
                <table:table-cell table:style-name="Table2.A1" office:value-type="string">
                  <text:p text:style-name="P13"><text:text-input text:description="&lt;data.name&gt;">Delivery No</text:text-input></text:p>
                </table:table-cell>
              </table:table-row>
              <table:table-row>
                <table:table-cell table:style-name="Table2.A1" office:value-type="string">
                  <text:p text:style-name="P8">วันที่ต้องการ : </text:p>
                </table:table-cell>
                <table:table-cell table:style-name="Table2.A1" office:value-type="string">
                  <text:p text:style-name="P13"><text:text-input text:description="&lt;data.min_date&gt;">Required Date</text:text-input></text:p>
                </table:table-cell>
                <table:table-cell table:style-name="Table2.A1" office:value-type="string">
                  <text:p text:style-name="P8">วันที่จัดส่ง : </text:p>
                </table:table-cell>
                <table:table-cell table:style-name="Table2.A1" office:value-type="string">
                  <text:p text:style-name="P13"><text:text-input text:description="&lt;data.date&gt;">Delivery Date</text:text-input></text:p>
                </table:table-cell>
              </table:table-row>
              <table:table-row>
                <table:table-cell table:style-name="Table2.A1" office:value-type="string">
                  <text:p text:style-name="P8">สินค้า :</text:p>
                </table:table-cell>
                <table:table-cell table:style-name="Table2.A1" office:value-type="string">
                  <text:p text:style-name="P13"><text:text-input text:description="&lt;data.customer_product_id.name&gt;">Customer Product</text:text-input></text:p>
                </table:table-cell>
                <table:table-cell table:style-name="Table2.A1" office:value-type="string">
                  <text:p text:style-name="P8">Period :</text:p>
                </table:table-cell>
                <table:table-cell table:style-name="Table2.A1" office:value-type="string">
                  <text:p text:style-name="P13"><text:text-input text:description="&lt;data.period_id.name&gt;">Start</text:text-input>(<text:text-input text:description="&lt;data.period_id.date_start&gt;">start</text:text-input>- <text:text-input text:description="&lt;data.period_id.date_finish&gt;">finish</text:text-input>)</text:p>
                </table:table-cell>
              </table:table-row>
              <table:table-row>
                <table:table-cell table:style-name="Table2.A1" office:value-type="string">
                  <text:p text:style-name="P8">สถานที่จัดส่ง :</text:p>
                </table:table-cell>
                <table:table-cell table:style-name="Table2.A1" table:number-columns-spanned="3" office:value-type="string">
                  <text:p text:style-name="P13"><text:text-input text:description="&lt;data.address_id.name&gt;">Address</text:text-input> <text:text-input text:description="&lt;data.address_id.street&gt;">street</text:text-input> <text:text-input text:description="&lt;data.address_id.street2&gt;">street2</text:text-input> โทร.<text:text-input text:description="&lt;data.address_id.phone&gt;">phone</text:text-input> มือถือ.<text:text-input text:description="&lt;data.address_id.mobile&gt;">mobile</text:text-input></text:p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8">ข้อมูล OA :</text:p>
                </table:table-cell>
                <table:table-cell table:style-name="Table2.A1" table:number-columns-spanned="3" office:value-type="string">
                  <text:p text:style-name="P13"><text:text-input text:description="&lt;data.oa_contact_name&gt;">OA Name</text:text-input> - <text:text-input text:description="&lt;data.oa_mobile_no&gt;">Mobile</text:text-input></text:p>
                </table:table-cell>
                <table:covered-table-cell/>
                <table:covered-table-cell/>
              </table:table-row>
            </table:table>
            <text:p text:style-name="Standard"/>
            <text:p text:style-name="P6">รายละเอียดสินค้า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15">รหัส</text:p>
                </table:table-cell>
                <table:table-cell table:style-name="Table3.A1" office:value-type="string">
                  <text:p text:style-name="P15">สินค้า</text:p>
                </table:table-cell>
                <table:table-cell table:style-name="Table3.A1" office:value-type="string">
                  <text:p text:style-name="P15">สาขา</text:p>
                </table:table-cell>
                <table:table-cell table:style-name="Table3.A1" office:value-type="string">
                  <text:p text:style-name="P15">จำนวน</text:p>
                </table:table-cell>
                <table:table-cell table:style-name="Table3.E1" office:value-type="string">
                  <text:p text:style-name="P15">หน่วยนับ</text:p>
                </table:table-cell>
              </table:table-row>
              <table:table-row>
                <table:table-cell table:style-name="Table3.A2" office:value-type="string">
                  <text:p text:style-name="P16"><text:text-input text:description="&lt;for each=&quot;line in data.move_lines&quot;&gt;">Loop</text:text-input></text:p>
                </table:table-cell>
                <table:table-cell table:style-name="Table3.A2" office:value-type="string">
                  <text:p text:style-name="P16"/>
                </table:table-cell>
                <table:table-cell table:style-name="Table3.A2" office:value-type="string">
                  <text:p text:style-name="P16"/>
                </table:table-cell>
                <table:table-cell table:style-name="Table3.A2" office:value-type="string">
                  <text:p text:style-name="P16"/>
                </table:table-cell>
                <table:table-cell table:style-name="Table3.E2" office:value-type="string">
                  <text:p text:style-name="P17"/>
                </table:table-cell>
              </table:table-row>
              <table:table-row>
                <table:table-cell table:style-name="Table3.A2" office:value-type="string">
                  <text:p text:style-name="P18"><text:text-input text:description="&lt;line.id&gt;">ID</text:text-input></text:p>
                </table:table-cell>
                <table:table-cell table:style-name="Table3.A2" office:value-type="string">
                  <text:p text:style-name="P18"><text:text-input text:description="&lt;line.product_id.name&gt;">Product</text:text-input></text:p>
                </table:table-cell>
                <table:table-cell table:style-name="Table3.A2" office:value-type="string">
                  <text:p text:style-name="P19"><text:text-input text:description="&lt;line.location_dest_id.name&gt;">Destination</text:text-input></text:p>
                </table:table-cell>
                <table:table-cell table:style-name="Table3.A2" office:value-type="string">
                  <text:p text:style-name="P19"><text:text-input text:description="&lt;formatLang(line.product_qty)&gt;">Quantity</text:text-input></text:p>
                </table:table-cell>
                <table:table-cell table:style-name="Table3.E2" office:value-type="string">
                  <text:p text:style-name="P19"><text:text-input text:description="&lt;line.product_uom.name&gt;">UOM</text:text-input></text:p>
                </table:table-cell>
              </table:table-row>
              <table:table-row>
                <table:table-cell table:style-name="Table3.A2" office:value-type="string">
                  <text:p text:style-name="P16"><text:text-input text:description="&lt;/for&gt;">End</text:text-input></text:p>
                </table:table-cell>
                <table:table-cell table:style-name="Table3.A2" office:value-type="string">
                  <text:p text:style-name="P16"/>
                </table:table-cell>
                <table:table-cell table:style-name="Table3.A2" office:value-type="string">
                  <text:p text:style-name="P16"/>
                </table:table-cell>
                <table:table-cell table:style-name="Table3.A2" office:value-type="string">
                  <text:p text:style-name="P16"/>
                </table:table-cell>
                <table:table-cell table:style-name="Table3.E2" office:value-type="string">
                  <text:p text:style-name="P17"/>
                </table:table-cell>
              </table:table-row>
              <table:table-row>
                <table:table-cell table:style-name="Table3.A5" office:value-type="string">
                  <text:p text:style-name="P9"/>
                </table:table-cell>
                <table:table-cell table:style-name="Table3.A5" office:value-type="string">
                  <text:p text:style-name="P9"/>
                </table:table-cell>
                <table:table-cell table:style-name="Table3.A5" office:value-type="string">
                  <text:p text:style-name="P9"/>
                </table:table-cell>
                <table:table-cell table:style-name="Table3.A5" office:value-type="string">
                  <text:p text:style-name="P9"/>
                </table:table-cell>
                <table:table-cell table:style-name="Table3.E5" office:value-type="string">
                  <text:p text:style-name="P10"/>
                </table:table-cell>
              </table:table-row>
            </table:table>
            <text:p text:style-name="Standard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8">หมายเหตุ</text:p>
                </table:table-cell>
                <table:table-cell table:style-name="Table4.A1" office:value-type="string">
                  <text:p text:style-name="P11"><text:text-input text:description="&lt;data.note&gt;">Notes</text:text-input>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1.A1" office:value-type="string">
            <text:p text:style-name="P8"/>
            <text:p text:style-name="P8"><text:text-input text:description="&lt;/for&gt;">&lt;/for&gt;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2.4236in" style:rel-column-width="21844*"/>
    </style:style>
    <style:style style:name="Table6.C" style:family="table-column">
      <style:table-column-properties style:column-width="2.4236in" style:rel-column-width="21847*"/>
    </style:style>
    <style:style style:name="Table6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#c0c0c0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Footer">
      <style:paragraph-properties fo:break-before="auto" fo:break-after="auto"/>
      <style:text-properties fo:font-size="6pt" style:font-size-asian="5.25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2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1.7665in" fo:margin-left="0in" fo:margin-right="0in" fo:margin-top="0.1965in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objects[0]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bjects[0].company_id.name&gt;">Company</text:text-input></text:p>
        <text:p text:style-name="MP4"/>
        <text:p text:style-name="MP5"><draw:line text:anchor-type="paragraph" draw:z-index="3" draw:style-name="Mgr1" draw:text-style-name="MP6" svg:x1="0.0571in" svg:y1="0.4087in" svg:x2="7.2642in" svg:y2="0.4087in"><text:p/></draw:line>ใบจัดส่งสินค้า</text:p>
      </style:header>
      <style:footer>
        <text:p text:style-name="MP7"/>
        <table:table table:name="Table6" table:style-name="Table6">
          <table:table-column table:style-name="Table6.A" table:number-columns-repeated="2"/>
          <table:table-column table:style-name="Table6.C"/>
          <table:table-row>
            <table:table-cell table:style-name="Table6.A1" office:value-type="string">
              <text:p text:style-name="MP8">ผู้จัดของ</text:p>
            </table:table-cell>
            <table:table-cell table:style-name="Table6.A1" office:value-type="string">
              <text:p text:style-name="MP8">พนักงานขนส่ง</text:p>
            </table:table-cell>
            <table:table-cell table:style-name="Table6.C1" office:value-type="string">
              <text:p text:style-name="MP8">ผู้รับของ (Store)</text:p>
            </table:table-cell>
          </table:table-row>
          <table:table-row>
            <table:table-cell table:style-name="Table6.A2" office:value-type="string">
              <text:p text:style-name="MP9"/>
              <text:p text:style-name="MP9"/>
              <text:p text:style-name="MP9"/>
            </table:table-cell>
            <table:table-cell table:style-name="Table6.A2" office:value-type="string">
              <text:p text:style-name="MP9"/>
            </table:table-cell>
            <table:table-cell table:style-name="Table6.C2" office:value-type="string">
              <text:p text:style-name="MP9"/>
            </table:table-cell>
          </table:table-row>
          <table:table-row>
            <table:table-cell table:style-name="Table6.A2" office:value-type="string">
              <text:p text:style-name="MP9">(…..........................................)</text:p>
            </table:table-cell>
            <table:table-cell table:style-name="Table6.A2" office:value-type="string">
              <text:p text:style-name="MP10">( …........................................)</text:p>
            </table:table-cell>
            <table:table-cell table:style-name="Table6.C2" office:value-type="string">
              <text:p text:style-name="MP10">( …........................................)</text:p>
            </table:table-cell>
          </table:table-row>
          <table:table-row>
            <table:table-cell table:style-name="Table6.A2" office:value-type="string">
              <text:p text:style-name="MP9">…........../........./................</text:p>
            </table:table-cell>
            <table:table-cell table:style-name="Table6.A2" office:value-type="string">
              <text:p text:style-name="MP9">…........../........./................</text:p>
            </table:table-cell>
            <table:table-cell table:style-name="Table6.C2" office:value-type="string">
              <text:p text:style-name="MP9">…........../........./................</text:p>
            </table:table-cell>
          </table:table-row>
        </table:table>
        <text:p text:style-name="Standard"/>
      </style:footer>
    </style:master-page>
    <style:master-page style:name="Left_20_Page" style:display-name="Left Pag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7-02T14:39:59</dc:date>
    <dc:creator>Tititab Srisookco</dc:creator>
    <meta:editing-duration>PT5H5M57S</meta:editing-duration>
    <meta:editing-cycles>152</meta:editing-cycles>
    <meta:generator>LibreOffice/3.3$Linux LibreOffice_project/330m19$Build-202</meta:generator>
    <meta:document-statistic meta:table-count="5" meta:image-count="0" meta:object-count="0" meta:page-count="2" meta:paragraph-count="44" meta:word-count="180" meta:character-count="64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